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91pt"/>
    </style:style>
    <style:style style:name="co3" style:family="table-column">
      <style:table-column-properties fo:break-before="auto" style:column-width="95.5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1016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sired frequency resolution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ample rate</text:p>
          </table:table-cell>
          <table:table-cell table:style-name="ce2" office:value-type="float" office:value="48000" calcext:value-type="float">
            <text:p>48000</text:p>
          </table:table-cell>
          <table:table-cell table:formula="of:=CEILING(LOG([.C3])/LOG(2))" office:value-type="float" office:value="16" calcext:value-type="float">
            <text:p>16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hase range</text:p>
          </table:table-cell>
          <table:table-cell table:formula="of:=[.C3]/[.C2]" office:value-type="float" office:value="4800000" calcext:value-type="float">
            <text:p>4800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hase range (nearest power of 2)</text:p>
          </table:table-cell>
          <table:table-cell table:formula="of:=2^[.D6]" office:value-type="float" office:value="8388608" calcext:value-type="float">
            <text:p>8388608</text:p>
          </table:table-cell>
          <table:table-cell table:formula="of:=CEILING(LOG([.C5])/LOG(2))" office:value-type="float" office:value="23" calcext:value-type="float">
            <text:p>23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ew frequency resolution</text:p>
          </table:table-cell>
          <table:table-cell table:formula="of:=[.C3]/[.C6]" office:value-type="float" office:value="0.0057220458984375" calcext:value-type="float">
            <text:p>0.0057220459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ew frequency Factor</text:p>
          </table:table-cell>
          <table:table-cell table:formula="of:=1/[.C7]" office:value-type="float" office:value="174.762666666667" calcext:value-type="float">
            <text:p>174.7626666667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Quantized Freq. Scaling Factor</text:p>
          </table:table-cell>
          <table:table-cell table:formula="of:=2^[.D9]" office:value-type="float" office:value="128" calcext:value-type="float">
            <text:p>128</text:p>
          </table:table-cell>
          <table:table-cell table:formula="of:=IF((1/2^[.G9])&gt;[.C2];[.G9]+1; [.G9])" office:value-type="float" office:value="7" calcext:value-type="float">
            <text:p>7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minimum</text:p>
          </table:table-cell>
          <table:table-cell table:formula="of:=FLOOR(LOG([.C8])/LOG(2))" office:value-type="float" office:value="7" calcext:value-type="float">
            <text:p>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Final frequency resolution</text:p>
          </table:table-cell>
          <table:table-cell table:formula="of:=1/[.C9]" office:value-type="float" office:value="0.0078125" calcext:value-type="float">
            <text:p>0.0078125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Frequency Factor required scaling</text:p>
          </table:table-cell>
          <table:table-cell table:formula="of:=2^[.D11]" office:value-type="float" office:value="131072" calcext:value-type="float">
            <text:p>131072</text:p>
          </table:table-cell>
          <table:table-cell table:formula="of:=[.D6]-[.D9]+1" office:value-type="float" office:value="17" calcext:value-type="float">
            <text:p>17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caled Frequency Factor</text:p>
          </table:table-cell>
          <table:table-cell table:formula="of:=TRUNC([.C11]*[.C8])" office:value-type="float" office:value="22906492" calcext:value-type="float">
            <text:p>22906492</text:p>
          </table:table-cell>
          <table:table-cell table:formula="of:=CEILING(LOG([.C12])/LOG(2))" office:value-type="float" office:value="25" calcext:value-type="float">
            <text:p>25</text:p>
          </table:table-cell>
          <table:table-cell office:value-type="string" calcext:value-type="string">
            <text:p>bits</text:p>
          </table:table-cell>
          <table:table-cell table:formula="of:=[.C12]/[.C11]" office:value-type="float" office:value="174.762664794922" calcext:value-type="float">
            <text:p>174.7626647949</text:p>
          </table:table-cell>
          <table:table-cell table:formula="of:=[.C8]-[.F12]" office:value-type="float" office:value="0.00000187174478583074" calcext:value-type="float">
            <text:p>1.87174478583074E-06</text:p>
          </table:table-cell>
          <table:table-cell table:style-name="Default" table:formula="of:=[.G12]*20000" office:value-type="float" office:value="0.0374348957166148" calcext:value-type="float">
            <text:p>0.0374348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cimal phase step divider</text:p>
          </table:table-cell>
          <table:table-cell table:formula="of:=2^[.D13]" office:value-type="float" office:value="16777216" calcext:value-type="float">
            <text:p>16777216</text:p>
          </table:table-cell>
          <table:table-cell table:formula="of:=[.D9]+[.D11]" office:value-type="float" office:value="24" calcext:value-type="float">
            <text:p>24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target frequency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29/128" office:value-type="float" office:value="1.0078125" calcext:value-type="float">
            <text:p>1.0078125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5000/128" office:value-type="float" office:value="39.0625" calcext:value-type="float">
            <text:p>39.0625</text:p>
          </table:table-cell>
          <table:table-cell table:style-name="ce3" table:formula="of:=[.G17]/[.C9]" office:value-type="float" office:value="19999.9921875" calcext:value-type="float">
            <text:p>19999.9921875</text:p>
          </table:table-cell>
          <table:table-cell table:style-name="ce3" office:value-type="float" office:value="20000" calcext:value-type="float">
            <text:p>20000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Reference phase step per sample</text:p>
          </table:table-cell>
          <table:table-cell table:formula="of:=([.$C$6]/[.$C$3])*[.C$15]" office:value-type="float" office:value="174.762666666667" calcext:value-type="float">
            <text:p>174.7626666667</text:p>
          </table:table-cell>
          <table:table-cell table:formula="of:=([.$C$6]/[.$C$3])*[.D$15]" office:value-type="float" office:value="176.128" calcext:value-type="float">
            <text:p>176.128</text:p>
          </table:table-cell>
          <table:table-cell table:formula="of:=([.$C$6]/[.$C$3])*[.E$15]" office:value-type="float" office:value="6815.744" calcext:value-type="float">
            <text:p>6815.744</text:p>
          </table:table-cell>
          <table:table-cell table:formula="of:=([.$C$6]/[.$C$3])*[.F$15]" office:value-type="float" office:value="6826.66666666667" calcext:value-type="float">
            <text:p>6826.6666666667</text:p>
          </table:table-cell>
          <table:table-cell table:formula="of:=([.$C$6]/[.$C$3])*[.G$15]" office:value-type="float" office:value="3495251.968" calcext:value-type="float">
            <text:p>3495251.968</text:p>
          </table:table-cell>
          <table:table-cell table:style-name="Default" table:formula="of:=([.$C$6]/[.$C$3])*[.H$15]" office:value-type="float" office:value="3495253.33333333" calcext:value-type="float">
            <text:p>3495253.333333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put: scaled freq</text:p>
          </table:table-cell>
          <table:table-cell table:formula="of:=[.C$15]*[.$C$9]" office:value-type="float" office:value="128" calcext:value-type="float">
            <text:p>128</text:p>
          </table:table-cell>
          <table:table-cell table:formula="of:=[.D$15]*[.$C$9]" office:value-type="float" office:value="129" calcext:value-type="float">
            <text:p>129</text:p>
          </table:table-cell>
          <table:table-cell table:formula="of:=[.E$15]*[.$C$9]" office:value-type="float" office:value="4992" calcext:value-type="float">
            <text:p>4992</text:p>
          </table:table-cell>
          <table:table-cell table:formula="of:=[.F$15]*[.$C$9]" office:value-type="float" office:value="5000" calcext:value-type="float">
            <text:p>5000</text:p>
          </table:table-cell>
          <table:table-cell table:formula="of:=[.H17]-1" office:value-type="float" office:value="2559999" calcext:value-type="float">
            <text:p>2559999</text:p>
          </table:table-cell>
          <table:table-cell table:style-name="Default" table:formula="of:=[.H$15]*[.$C$9]" office:value-type="float" office:value="2560000" calcext:value-type="float">
            <text:p>2560000</text:p>
          </table:table-cell>
          <table:table-cell table:formula="of:=CEILING(LOG([.H17])/LOG(2))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caled phase step</text:p>
          </table:table-cell>
          <table:table-cell table:formula="of:=TRUNC([.C$17]*[.$C$12])" office:value-type="float" office:value="2932030976" calcext:value-type="float">
            <text:p>2932030976</text:p>
          </table:table-cell>
          <table:table-cell table:formula="of:=TRUNC([.D$17]*[.$C$12])" office:value-type="float" office:value="2954937468" calcext:value-type="float">
            <text:p>2954937468</text:p>
          </table:table-cell>
          <table:table-cell table:formula="of:=TRUNC([.E$17]*[.$C$12])" office:value-type="float" office:value="114349208064" calcext:value-type="float">
            <text:p>114349208064</text:p>
          </table:table-cell>
          <table:table-cell table:formula="of:=TRUNC([.F$17]*[.$C$12])" office:value-type="float" office:value="114532460000" calcext:value-type="float">
            <text:p>114532460000</text:p>
          </table:table-cell>
          <table:table-cell table:formula="of:=TRUNC([.G$17]*[.$C$12])" office:value-type="float" office:value="58640596613508" calcext:value-type="float">
            <text:p>58640596613508</text:p>
          </table:table-cell>
          <table:table-cell table:style-name="Default" table:formula="of:=TRUNC([.H$17]*[.$C$12])" office:value-type="float" office:value="58640619520000" calcext:value-type="float">
            <text:p>58640619520000</text:p>
          </table:table-cell>
          <table:table-cell table:formula="of:=CEILING(LOG([.H18])/LOG(2)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decimal phase step</text:p>
          </table:table-cell>
          <table:table-cell table:style-name="ce1" table:formula="of:=TRUNC([.C18]/[.$C13])" office:value-type="float" office:value="174" calcext:value-type="float">
            <text:p>174</text:p>
          </table:table-cell>
          <table:table-cell table:style-name="ce1" table:formula="of:=TRUNC([.D18]/[.$C13])" office:value-type="float" office:value="176" calcext:value-type="float">
            <text:p>176</text:p>
          </table:table-cell>
          <table:table-cell table:style-name="ce1" table:formula="of:=TRUNC([.E18]/[.$C13])" office:value-type="float" office:value="6815" calcext:value-type="float">
            <text:p>6815</text:p>
          </table:table-cell>
          <table:table-cell table:style-name="ce1" table:formula="of:=TRUNC([.F18]/[.$C13])" office:value-type="float" office:value="6826" calcext:value-type="float">
            <text:p>6826</text:p>
          </table:table-cell>
          <table:table-cell table:style-name="ce1" table:formula="of:=TRUNC([.G18]/[.$C13])" office:value-type="float" office:value="3495251" calcext:value-type="float">
            <text:p>3495251</text:p>
          </table:table-cell>
          <table:table-cell table:style-name="ce1" table:formula="of:=TRUNC([.H18]/[.$C13])" office:value-type="float" office:value="3495253" calcext:value-type="float">
            <text:p>3495253</text:p>
          </table:table-cell>
          <table:table-cell table:style-name="ce1" table:formula="of:=CEILING(LOG([.H19])/LOG(2))" office:value-type="float" office:value="22" calcext:value-type="float">
            <text:p>22</text:p>
          </table:table-cell>
          <table:table-cell table:style-name="ce1"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quired phase step</text:p>
          </table:table-cell>
          <table:table-cell table:formula="of:=[.C15]*[.$C$6]" office:value-type="float" office:value="8388608" calcext:value-type="float">
            <text:p>8388608</text:p>
          </table:table-cell>
          <table:table-cell table:formula="of:=[.D15]*[.$C$6]" office:value-type="float" office:value="8454144" calcext:value-type="float">
            <text:p>8454144</text:p>
          </table:table-cell>
          <table:table-cell table:formula="of:=[.E15]*[.$C$6]" office:value-type="float" office:value="327155712" calcext:value-type="float">
            <text:p>327155712</text:p>
          </table:table-cell>
          <table:table-cell table:formula="of:=[.F15]*[.$C$6]" office:value-type="float" office:value="327680000" calcext:value-type="float">
            <text:p>327680000</text:p>
          </table:table-cell>
          <table:table-cell table:formula="of:=[.G15]*[.$C$6]" office:value-type="float" office:value="167772094464" calcext:value-type="float">
            <text:p>167772094464</text:p>
          </table:table-cell>
          <table:table-cell table:style-name="Default" table:formula="of:=[.H15]*[.$C$6]" office:value-type="float" office:value="167772160000" calcext:value-type="float">
            <text:p>167772160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vered by decimal part</text:p>
          </table:table-cell>
          <table:table-cell table:formula="of:=[.C19]*[.$C$3]" office:value-type="float" office:value="8352000" calcext:value-type="float">
            <text:p>8352000</text:p>
          </table:table-cell>
          <table:table-cell table:formula="of:=[.D19]*[.$C$3]" office:value-type="float" office:value="8448000" calcext:value-type="float">
            <text:p>8448000</text:p>
          </table:table-cell>
          <table:table-cell table:formula="of:=[.E19]*[.$C$3]" office:value-type="float" office:value="327120000" calcext:value-type="float">
            <text:p>327120000</text:p>
          </table:table-cell>
          <table:table-cell table:formula="of:=[.F19]*[.$C$3]" office:value-type="float" office:value="327648000" calcext:value-type="float">
            <text:p>327648000</text:p>
          </table:table-cell>
          <table:table-cell table:formula="of:=[.G19]*[.$C$3]" office:value-type="float" office:value="167772048000" calcext:value-type="float">
            <text:p>167772048000</text:p>
          </table:table-cell>
          <table:table-cell table:style-name="Default" table:formula="of:=[.H19]*[.$C$3]" office:value-type="float" office:value="167772144000" calcext:value-type="float">
            <text:p>16777214400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ractional phase step</text:p>
          </table:table-cell>
          <table:table-cell table:style-name="ce1" table:formula="of:=[.C21]-[.C22]" office:value-type="float" office:value="36608" calcext:value-type="float">
            <text:p>36608</text:p>
          </table:table-cell>
          <table:table-cell table:style-name="ce1" table:formula="of:=[.D21]-[.D22]" office:value-type="float" office:value="6144" calcext:value-type="float">
            <text:p>6144</text:p>
          </table:table-cell>
          <table:table-cell table:style-name="ce1" table:formula="of:=[.E21]-[.E22]" office:value-type="float" office:value="35712" calcext:value-type="float">
            <text:p>35712</text:p>
          </table:table-cell>
          <table:table-cell table:style-name="ce1" table:formula="of:=[.F21]-[.F22]" office:value-type="float" office:value="32000" calcext:value-type="float">
            <text:p>32000</text:p>
          </table:table-cell>
          <table:table-cell table:style-name="ce1" table:formula="of:=[.G21]-[.G22]" office:value-type="float" office:value="46464" calcext:value-type="float">
            <text:p>46464</text:p>
          </table:table-cell>
          <table:table-cell table:style-name="ce1" table:formula="of:=[.H21]-[.H22]" office:value-type="float" office:value="16000" calcext:value-type="float">
            <text:p>16000</text:p>
          </table:table-cell>
          <table:table-cell table:style-name="ce1"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1016"/>
        </table:table-row>
        <table:table-row table:style-name="ro1" table:number-rows-repeated="42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1" loext:min-decimal-places="11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08:56:23.915538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 </meta:initial-creator>
    <meta:creation-date>2018-09-18T21:18:15.544000000</meta:creation-date>
    <dc:date>2018-09-24T09:25:25.154114970</dc:date>
    <meta:editing-duration>PT15H58M11S</meta:editing-duration>
    <meta:editing-cycles>36</meta:editing-cycles>
    <meta:generator>LibreOffice/5.1.6.2$Linux_X86_64 LibreOffice_project/10m0$Build-2</meta:generator>
    <meta:document-statistic meta:table-count="1" meta:cell-count="109" meta:object-count="0"/>
  </office:meta>
</office:document-meta>
</file>